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lternatorTool.make( Collection li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lternatorTool.auto( Object o1 , Object o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lternatorTool.auto( Collection li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lternatorTool.manual( Object ... li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lternatorTool.setAutoAlternateDefault( boolean boo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lternatorTool.make( boolean auto , Object o1 , Object o2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lternatorTool.manual( Collection li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lternatorTool.configure( ValueParser pars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lternatorTool.auto( Object ... li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lternatorTool.make( boolean auto , Collection li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lternatorTool.make( Object o1 , Object o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lternatorTool.make( boolean auto , Object ... list )</text:p>
          </table:table-cell>
          <table:table-cell office:value-type="float" office:value="6">
            <text:p text:style-name="Table_20_Contents">6</text:p>
          </table:table-cell>
          <table:table-cell office:value-type="float" office:value="6">
            <text:p text:style-name="Table_20_Contents">6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AlternatorTool.getAutoAlternateDefaul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lternatorTool.manual( Object o1 , Object o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lternatorTool.make( Object ... li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